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609d"/>
    </style:style>
    <style:style style:name="P2" style:family="paragraph" style:parent-style-name="Standard">
      <style:text-properties fo:font-weight="normal" officeooo:paragraph-rsid="0016609d" fo:background-color="#fff200" style:font-weight-asian="normal" style:font-weight-complex="normal"/>
    </style:style>
    <style:style style:name="P3" style:family="paragraph" style:parent-style-name="Standard">
      <style:text-properties officeooo:rsid="0019b7c1" officeooo:paragraph-rsid="0019b7c1"/>
    </style:style>
    <style:style style:name="P4" style:family="paragraph" style:parent-style-name="Standard">
      <style:text-properties officeooo:paragraph-rsid="0019b7c1"/>
    </style:style>
    <style:style style:name="P5" style:family="paragraph" style:parent-style-name="Standard">
      <style:text-properties fo:font-weight="bold" officeooo:paragraph-rsid="0016609d" style:font-weight-asian="bold" style:font-weight-complex="bold"/>
    </style:style>
    <style:style style:name="P6" style:family="paragraph" style:parent-style-name="Standard">
      <style:text-properties officeooo:paragraph-rsid="0016609d" fo:background-color="#fff200"/>
    </style:style>
    <style:style style:name="T1" style:family="text">
      <style:text-properties officeooo:rsid="0016445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609d" style:font-weight-asian="bold" style:font-weight-complex="bold"/>
    </style:style>
    <style:style style:name="T4" style:family="text">
      <style:text-properties fo:font-weight="bold" officeooo:rsid="001803b8" style:font-weight-asian="bold" style:font-weight-complex="bold"/>
    </style:style>
    <style:style style:name="T5" style:family="text">
      <style:text-properties fo:font-weight="bold" officeooo:rsid="0019b7c1" style:font-weight-asian="bold" style:font-weight-complex="bold"/>
    </style:style>
    <style:style style:name="T6" style:family="text">
      <style:text-properties officeooo:rsid="0016609d"/>
    </style:style>
    <style:style style:name="T7" style:family="text">
      <style:text-properties officeooo:rsid="001803b8"/>
    </style:style>
    <style:style style:name="T8" style:family="text">
      <style:text-properties fo:font-weight="normal" officeooo:rsid="001803b8" style:font-weight-asian="normal" style:font-weight-complex="normal"/>
    </style:style>
    <style:style style:name="T9" style:family="text">
      <style:text-properties fo:font-weight="normal" officeooo:rsid="0019b7c1" style:font-weight-asian="normal" style:font-weight-complex="normal"/>
    </style:style>
    <style:style style:name="T10" style:family="text">
      <style:text-properties officeooo:rsid="0019b7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text:span text:style-name="T1">Node Shell Commands</text:span></text:p>
      <text:p text:style-name="Standard"/>
      <text:p text:style-name="Standard"/>
      <text:p text:style-name="Standard">jerome@jerome-PORTEGE-M900 ~/Documents/code/jsnad/try/packagesDependencies $ <text:span text:style-name="T2">node -p "fs.readdirSync('.').join(' ')"</text:span></text:p>
      <text:p text:style-name="Standard">node_modules package-lock.json package.json</text:p>
      <text:p text:style-name="Standard"/>
      <text:p text:style-name="Standard">jerome@jerome-PORTEGE-M900 ~/Documents/code/jsnad/try/packagesDependencies $ <text:span text:style-name="T2">node -p "fs.readdirSync('node_modules').join('\t')"</text:span></text:p>
      <text:p text:style-name="Standard">.bin<text:tab/>atomic-sleep<text:tab/>fast-redact<text:tab/>fast-safe-stringify<text:tab/>flatstr<text:tab/>pino<text:tab/>pino-std-serializers<text:tab/>quick-format-unescaped<text:tab/>sonic-boom</text:p>
      <text:p text:style-name="Standard"/>
      <text:p text:style-name="Standard">jerome@jerome-PORTEGE-M900 ~/Documents/code/jsnad/try/packagesDependencies $ <text:span text:style-name="T2">npm ls</text:span></text:p>
      <text:p text:style-name="Standard">learn@0.0.1 /home/jerome/Documents/code/jsnad/try/packagesDependencies</text:p>
      <text:p text:style-name="Standard">└─┬ pino@6.7.0</text:p>
      <text:p text:style-name="Standard"><text:s text:c="2"/>├── fast-redact@3.0.0</text:p>
      <text:p text:style-name="Standard"><text:s text:c="2"/>├── fast-safe-stringify@2.0.7</text:p>
      <text:p text:style-name="Standard"><text:s text:c="2"/>├── flatstr@1.0.12</text:p>
      <text:p text:style-name="Standard"><text:s text:c="2"/>├── pino-std-serializers@2.5.0</text:p>
      <text:p text:style-name="Standard"><text:s text:c="2"/>├── quick-format-unescaped@4.0.1</text:p>
      <text:p text:style-name="Standard"><text:s text:c="2"/>└─┬ sonic-boom@1.3.0</text:p>
      <text:p text:style-name="Standard"><text:s text:c="4"/>├── atomic-sleep@1.0.0</text:p>
      <text:p text:style-name="Standard"><text:s text:c="4"/>└── flatstr@1.0.12 deduped</text:p>
      <text:p text:style-name="Standard"/>
      <text:p text:style-name="Standard">jerome@jerome-PORTEGE-M900 ~/Documents/code/jsnad/try/packagesDependencies $ <text:span text:style-name="T2">node -e "require('pino')().info('what ever')"</text:span></text:p>
      <text:p text:style-name="Standard">{"level":30,"time":1605766669900,"pid":14419,"hostname":"jerome-PORTEGE-M900","msg":"what ever"}</text:p>
      <text:p text:style-name="Standard"/>
      <text:p text:style-name="Standard">jerome@jerome-PORTEGE-M900 ~/Documents/code/jsnad/try/packagesDependencies $ <text:span text:style-name="T2">node -p "fs.readdirSync('.').join('\t')"</text:span></text:p>
      <text:p text:style-name="Standard">node_modules<text:tab/>package-lock.json<text:tab/>package.json</text:p>
      <text:p text:style-name="Standard">jerome@jerome-PORTEGE-M900 ~/Documents/code/jsnad/try/packagesDependencies $ <text:span text:style-name="T2">node -e "fs.rmdirSync('node_modules', {recursive: true})" // </text:span><text:span text:style-name="T3">remove a dir using node cli</text:span></text:p>
      <text:p text:style-name="Standard">jerome@jerome-PORTEGE-M900 ~/Documents/code/jsnad/try/packagesDependencies $ <text:span text:style-name="T2">node -p "fs.readdirSync('.').join('\t')"</text:span></text:p>
      <text:p text:style-name="Standard">package-lock.json<text:tab/>package.json</text:p>
      <text:p text:style-name="P1"/>
      <text:p text:style-name="P1">//<text:span text:style-name="T6">we can see the tree dependency anymore as we delete node_modules</text:span></text:p>
      <text:p text:style-name="P1"><text:s/>jerome@jerome-PORTEGE-M900 ~/Documents/code/jsnad/try/packagesDependencies $ <text:span text:style-name="T2">npm ls</text:span></text:p>
      <text:p text:style-name="P1">learn@0.0.1 /home/jerome/Documents/code/jsnad/try/packagesDependencies</text:p>
      <text:p text:style-name="P1">└─┬ UNMET DEPENDENCY pino@6.7.0</text:p>
      <text:p text:style-name="P1"><text:s text:c="2"/>├── UNMET DEPENDENCY fast-redact@3.0.0</text:p>
      <text:p text:style-name="P1"><text:s text:c="2"/>├── UNMET DEPENDENCY fast-safe-stringify@2.0.7</text:p>
      <text:p text:style-name="P1"><text:s text:c="2"/>├── UNMET DEPENDENCY flatstr@1.0.12</text:p>
      <text:p text:style-name="P1"><text:s text:c="2"/>├── UNMET DEPENDENCY pino-std-serializers@2.5.0</text:p>
      <text:p text:style-name="P1"><text:s text:c="2"/>├── UNMET DEPENDENCY quick-format-unescaped@4.0.1</text:p>
      <text:p text:style-name="P1"><text:s text:c="2"/>└─┬ UNMET DEPENDENCY sonic-boom@1.3.0</text:p>
      <text:p text:style-name="P1"><text:s text:c="4"/>├── UNMET DEPENDENCY atomic-sleep@1.0.0</text:p>
      <text:p text:style-name="P1"><text:s text:c="4"/>└── UNMET DEPENDENCY flatstr@1.0.12</text:p>
      <text:p text:style-name="P1"/>
      <text:p text:style-name="P1">npm ERR! missing: pino@6.7.0, required by learn@0.0.1</text:p>
      <text:p text:style-name="P1"><text:soft-page-break/>npm ERR! missing: fast-redact@3.0.0, required by pino@6.7.0</text:p>
      <text:p text:style-name="P1">npm ERR! missing: fast-safe-stringify@2.0.7, required by pino@6.7.0</text:p>
      <text:p text:style-name="P1">npm ERR! missing: flatstr@1.0.12, required by pino@6.7.0</text:p>
      <text:p text:style-name="P1">npm ERR! missing: pino-std-serializers@2.5.0, required by pino@6.7.0</text:p>
      <text:p text:style-name="P1">npm ERR! missing: quick-format-unescaped@4.0.1, required by pino@6.7.0</text:p>
      <text:p text:style-name="P1">npm ERR! missing: sonic-boom@1.3.0, required by pino@6.7.0</text:p>
      <text:p text:style-name="P1">npm ERR! missing: atomic-sleep@1.0.0, required by sonic-boom@1.3.0</text:p>
      <text:p text:style-name="P1">npm ERR! missing: flatstr@1.0.12, required by <text:a xlink:type="simple" xlink:href="mailto:sonic-boom@1.3.0" text:style-name="Internet_20_link" text:visited-style-name="Visited_20_Internet_20_Link">sonic-boom@1.3.0</text:a></text:p>
      <text:p text:style-name="P1"/>
      <text:p text:style-name="P1">// <text:span text:style-name="T7">after adding an es-lint package</text:span></text:p>
      <text:p text:style-name="P1">jerome@jerome-PORTEGE-M900 ~/Documents/code/jsnad/try/packagesDependencies $ <text:span text:style-name="T2">npm install --save-dev standard</text:span></text:p>
      <text:p text:style-name="P1">jerome@jerome-PORTEGE-M900 ~/Documents/code/jsnad/try/packagesDependencies $ <text:span text:style-name="T2">npm ls</text:span></text:p>
      <text:p text:style-name="P1">learn@0.0.1 /home/jerome/Documents/code/jsnad/try/packagesDependencies</text:p>
      <text:p text:style-name="P1">├─┬ pino@6.7.0</text:p>
      <text:p text:style-name="P1">│ ├── fast-redact@3.0.0</text:p>
      <text:p text:style-name="P1">│ ├── fast-safe-stringify@2.0.7</text:p>
      <text:p text:style-name="P1">│ ├── flatstr@1.0.12</text:p>
      <text:p text:style-name="P1">│ ├── pino-std-serializers@2.5.0</text:p>
      <text:p text:style-name="P1">│ ├── quick-format-unescaped@4.0.1</text:p>
      <text:p text:style-name="P1">│ └─┬ sonic-boom@1.3.0</text:p>
      <text:p text:style-name="P1">│ <text:s text:c="2"/>├── atomic-sleep@1.0.0</text:p>
      <text:p text:style-name="P1">│ <text:s text:c="2"/>└── flatstr@1.0.12 deduped</text:p>
      <text:p text:style-name="P1">└─┬ standard@16.0.3</text:p>
      <text:p text:style-name="P1"><text:s text:c="2"/>├─┬ eslint@7.13.0</text:p>
      <text:p text:style-name="P1"><text:s text:c="2"/>│ ├─┬ @babel/code-frame@7.10.4</text:p>
      <text:p text:style-name="P1"><text:s text:c="2"/>│ │ └─┬ @babel/highlight@7.10.4</text:p>
      <text:p text:style-name="P1"><text:s text:c="2"/>│ │ <text:s text:c="2"/>├── @babel/helper-validator-identifier@7.10.4</text:p>
      <text:p text:style-name="P1"><text:s text:c="2"/>│ │ <text:s text:c="2"/>├─┬ chalk@2.4.2</text:p>
      <text:p text:style-name="P1"><text:s text:c="2"/>│ │ <text:s text:c="2"/>│ ├── ansi-styles@3.2.1 deduped</text:p>
      <text:p text:style-name="P1"><text:s text:c="2"/>│ │ <text:s text:c="2"/>│ ├── escape-string-regexp@1.0.5</text:p>
      <text:p text:style-name="P1"><text:s text:c="2"/>│ │ <text:s text:c="2"/>│ └─┬ supports-color@5.5.0</text:p>
      <text:p text:style-name="P1"><text:s text:c="2"/>│ │ <text:s text:c="2"/>│ <text:s text:c="2"/>└── has-flag@3.0.0</text:p>
      <text:p text:style-name="P1"><text:s text:c="2"/>│ │ <text:s text:c="2"/>└── js-tokens@4.0.0</text:p>
      <text:p text:style-name="P1"><text:s text:c="2"/>│ ├─┬ @eslint/eslintrc@0.2.1</text:p>
      <text:p text:style-name="P1"><text:s text:c="2"/>│ │ ├── ajv@6.12.6 deduped</text:p>
      <text:p text:style-name="P1"><text:s text:c="2"/>│ │ ├── debug@4.2.0 deduped</text:p>
      <text:p text:style-name="P1"><text:s text:c="2"/>│ │ ├── espree@7.3.0 deduped</text:p>
      <text:p text:style-name="P1"><text:s text:c="2"/>│ │ ├── globals@12.4.0 deduped</text:p>
      <text:p text:style-name="P1"><text:s text:c="2"/>│ │ ├── ignore@4.0.6 deduped</text:p>
      <text:p text:style-name="P1"><text:s text:c="2"/>│ │ ├── import-fresh@3.2.2 deduped</text:p>
      <text:p text:style-name="P1"><text:s text:c="2"/>│ │ ├── js-yaml@3.14.0 deduped</text:p>
      <text:p text:style-name="P1"><text:s text:c="2"/>│ │ ├── lodash@4.17.20 deduped</text:p>
      <text:p text:style-name="P1"><text:s text:c="2"/>│ │ ├── minimatch@3.0.4 deduped</text:p>
      <text:p text:style-name="P1"><text:s text:c="2"/>│ │ └── strip-json-comments@3.1.1 deduped</text:p>
      <text:p text:style-name="P1"><text:s text:c="2"/>│ ├─┬ ajv@6.12.6</text:p>
      <text:p text:style-name="P1"><text:s text:c="2"/>│ │ ├── fast-deep-equal@3.1.3</text:p>
      <text:p text:style-name="P1"><text:s text:c="2"/>│ │ ├── fast-json-stable-stringify@2.1.0</text:p>
      <text:p text:style-name="P1"><text:s text:c="2"/>│ │ ├── json-schema-traverse@0.4.1</text:p>
      <text:p text:style-name="P1"><text:s text:c="2"/>│ │ └─┬ uri-js@4.4.0</text:p>
      <text:p text:style-name="P1"><text:s text:c="2"/>│ │ <text:s text:c="2"/>└── punycode@2.1.1</text:p>
      <text:p text:style-name="P1"><text:s text:c="2"/>│ ├─┬ <text:a xlink:type="simple" xlink:href="mailto:chalk@4.1.0" text:style-name="Internet_20_link" text:visited-style-name="Visited_20_Internet_20_Link">chalk@4.1.0</text:a> // <text:span text:style-name="T7">ettttttcccc……………………….</text:span></text:p>
      <text:p text:style-name="P1"><text:soft-page-break/>// <text:span text:style-name="T7">remove the node_modules</text:span></text:p>
      <text:p text:style-name="P1">jerome@jerome-PORTEGE-M900 ~/Documents/code/jsnad/try/packagesDependencies $ <text:span text:style-name="T2">node -e "fs.rmdirSync('node_modules', {recursive: true})"</text:span></text:p>
      <text:p text:style-name="P1"><text:span text:style-name="T2">// </text:span><text:span text:style-name="T8">then re-install but only the production dependencies (no dev dependencies)</text:span></text:p>
      <text:p text:style-name="P1"><text:span text:style-name="T8">jerome@jerome-PORTEGE-M900 ~/Documents/code/jsnad/try/packagesDependencies $</text:span><text:span text:style-name="T4"> npm install --production</text:span></text:p>
      <text:p text:style-name="P1"><text:span text:style-name="T8">npm WARN learn@0.0.1 No repository field.</text:span></text:p>
      <text:p text:style-name="P1"><text:span text:style-name="T8"/></text:p>
      <text:p text:style-name="P1"><text:span text:style-name="T8">added 8 packages from 14 contributors and audited 224 packages in 2.83s</text:span></text:p>
      <text:p text:style-name="P1"><text:span text:style-name="T8">found 0 vulnerabilities</text:span></text:p>
      <text:p text:style-name="P1"><text:span text:style-name="T8"/></text:p>
      <text:p text:style-name="P1"><text:span text:style-name="T8">jerome@jerome-PORTEGE-M900 ~/Documents/code/jsnad/try/packagesDependencies $ </text:span><text:span text:style-name="T4">npm ls</text:span></text:p>
      <text:p text:style-name="P1"><text:span text:style-name="T8">learn@0.0.1 /home/jerome/Documents/code/jsnad/try/packagesDependencies</text:span></text:p>
      <text:p text:style-name="P1"><text:span text:style-name="T8">└─┬ pino@6.7.0</text:span></text:p>
      <text:p text:style-name="P1"><text:span text:style-name="T8"><text:s text:c="2"/>├── fast-redact@3.0.0</text:span></text:p>
      <text:p text:style-name="P1"><text:span text:style-name="T8"><text:s text:c="2"/>├── fast-safe-stringify@2.0.7</text:span></text:p>
      <text:p text:style-name="P1"><text:span text:style-name="T8"><text:s text:c="2"/>├── flatstr@1.0.12</text:span></text:p>
      <text:p text:style-name="P1"><text:span text:style-name="T8"><text:s text:c="2"/>├── pino-std-serializers@2.5.0</text:span></text:p>
      <text:p text:style-name="P1"><text:span text:style-name="T8"><text:s text:c="2"/>├── quick-format-unescaped@4.0.1</text:span></text:p>
      <text:p text:style-name="P1"><text:span text:style-name="T8"><text:s text:c="2"/>└─┬ sonic-boom@1.3.0</text:span></text:p>
      <text:p text:style-name="P1"><text:span text:style-name="T8"><text:s text:c="4"/>├── atomic-sleep@1.0.0</text:span></text:p>
      <text:p text:style-name="P1"><text:span text:style-name="T8"><text:s text:c="4"/>└── flatstr@1.0.12 deduped</text:span></text:p>
      <text:p text:style-name="P1"><text:span text:style-name="T8"/></text:p>
      <text:p text:style-name="P6"><text:span text:style-name="T8">// </text:span><text:span text:style-name="T9">test linter</text:span></text:p>
      <text:p text:style-name="P5">// <text:span text:style-name="T10">create file index.js avec pour contenu</text:span></text:p>
      <text:p text:style-name="P3">‘use strict’</text:p>
      <text:p text:style-name="P3">console.log(‘what ever’);</text:p>
      <text:p text:style-name="P4"><text:span text:style-name="T10">process.stdin.resume();</text:span></text:p>
      <text:p text:style-name="P1"/>
      <text:p text:style-name="P1">jerome@jerome-PORTEGE-M900 ~/Documents/code/jsnad/try/packagesDependencies $ <text:span text:style-name="T2">npm run lint</text:span></text:p>
      <text:p text:style-name="P1"/>
      <text:p text:style-name="P1">&gt; learn@0.0.1 lint /home/jerome/Documents/code/jsnad/try/packagesDependencies</text:p>
      <text:p text:style-name="P1">&gt; standard</text:p>
      <text:p text:style-name="P1"/>
      <text:p text:style-name="P1">standard: Use JavaScript Standard Style (https://standardjs.com)</text:p>
      <text:p text:style-name="P1">standard: Run `standard --fix` to automatically fix some problems.</text:p>
      <text:p text:style-name="P1"><text:s text:c="2"/>/home/jerome/Documents/code/jsnad/try/packagesDependencies/index.js:1:13: Extra semicolon.</text:p>
      <text:p text:style-name="P1"><text:s text:c="2"/>/home/jerome/Documents/code/jsnad/try/packagesDependencies/index.js:3:25: Extra semicolon.</text:p>
      <text:p text:style-name="P1"><text:s text:c="2"/>/home/jerome/Documents/code/jsnad/try/packagesDependencies/index.js:5:23: Extra semicolon.</text:p>
      <text:p text:style-name="P1">npm ERR! code ELIFECYCLE</text:p>
      <text:p text:style-name="P1">npm ERR! errno 1</text:p>
      <text:p text:style-name="P1">npm ERR! learn@0.0.1 lint: `standard`</text:p>
      <text:p text:style-name="P1">npm ERR! Exit status 1</text:p>
      <text:p text:style-name="P1">npm ERR! </text:p>
      <text:p text:style-name="P1">npm ERR! Failed at the learn@0.0.1 lint script.</text:p>
      <text:p text:style-name="P1">npm ERR! This is probably not a problem with npm. There is likely additional logging output above.</text:p>
      <text:p text:style-name="P1"/>
      <text:p text:style-name="P1">npm ERR! A complete log of this run can be found in:</text:p>
      <text:p text:style-name="P1">npm ERR! <text:s text:c="4"/>/home/jerome/.npm/_logs/2020-11-19T07_31_30_670Z-debug.log</text:p>
      <text:p text:style-name="P1"><text:soft-page-break/>jerome@jerome-PORTEGE-M900 ~/Documents/code/jsnad/try/packagesDependencies $ <text:span text:style-name="T2">npm run lint -- --fix</text:span></text:p>
      <text:p text:style-name="P1"/>
      <text:p text:style-name="P1">&gt; learn@0.0.1 lint /home/jerome/Documents/code/jsnad/try/packagesDependencies</text:p>
      <text:p text:style-name="P1">&gt; standard "--fix"</text:p>
      <text:p text:style-name="P1">jerome@jerome-PORTEGE-M900 ~/Documents/code/jsnad/try/packagesDependencies $ <text:span text:style-name="T2">node -p "fs.readFileSync('index.js').toString()"</text:span></text:p>
      <text:p text:style-name="P2">// <text:span text:style-name="T10">les ; a la fin de chaque ligne ont ete retires</text:span></text:p>
      <text:p text:style-name="P1">'use strict'</text:p>
      <text:p text:style-name="P1"/>
      <text:p text:style-name="P1">console.log('la medred')</text:p>
      <text:p text:style-name="P1"/>
      <text:p text:style-name="P1">process.stdin.resume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9T13:08:21.592586822</meta:creation-date>
    <meta:generator>LibreOffice/6.0.7.3$Linux_X86_64 LibreOffice_project/00m0$Build-3</meta:generator>
    <dc:date>2020-11-19T14:37:44.456377809</dc:date>
    <meta:editing-duration>PT1H8M16S</meta:editing-duration>
    <meta:editing-cycles>3</meta:editing-cycles>
    <meta:document-statistic meta:table-count="0" meta:image-count="0" meta:object-count="0" meta:page-count="4" meta:paragraph-count="134" meta:word-count="614" meta:character-count="6468" meta:non-whitespace-character-count="5835"/>
  </office:meta>
</office:document-meta>
</file>